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89.8pt"/>
    </style:style>
    <style:style style:name="co8" style:family="table-column">
      <style:table-column-properties fo:break-before="auto" style:column-width="139.95pt"/>
    </style:style>
    <style:style style:name="co9" style:family="table-column">
      <style:table-column-properties fo:break-before="auto" style:column-width="123.76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57.34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65.54pt"/>
    </style:style>
    <style:style style:name="co18" style:family="table-column">
      <style:table-column-properties fo:break-before="auto" style:column-width="52.7pt"/>
    </style:style>
    <style:style style:name="co19" style:family="table-column">
      <style:table-column-properties fo:break-before="auto" style:column-width="238.76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109.84pt"/>
    </style:style>
    <style:style style:name="co22" style:family="table-column">
      <style:table-column-properties fo:break-before="auto" style:column-width="3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complex="11.5pt" style:font-name-asian="DejaVu Sans Mono" style:font-style-complex="normal" style:font-style-asian="normal" style:font-weight-asian="normal" fo:font-weight="normal" style:font-name-complex="DejaVu Sans Mono" style:font-size-asian="11.5pt" style:font-weight-complex="normal" fo:font-style="normal" fo:color="#0000ff" style:font-name="DejaVu Sans Mono"/>
    </style:style>
    <style:style style:name="T2" style:family="text">
      <style:text-properties style:font-size-complex="11.5pt" style:font-name-asian="DejaVu Sans Mono" style:font-style-complex="normal" style:font-style-asian="normal" style:font-weight-asian="normal" fo:font-weight="normal" style:font-name-complex="DejaVu Sans Mono" style:font-size-asian="11.5pt" style:font-weight-complex="normal" fo:font-style="normal" style:font-name="DejaVu Sans Mono" fo:color="#000000"/>
    </style:style>
    <style:style style:name="T3" style:family="text">
      <style:text-properties style:font-size-complex="11.5pt" style:font-name-asian="DejaVu Sans Mono" style:font-style-complex="normal" style:font-style-asian="normal" style:font-weight-asian="normal" fo:font-weight="normal" style:font-name-complex="DejaVu Sans Mono" style:font-size-asian="11.5pt" style:font-weight-complex="normal" fo:font-style="normal" style:font-name="DejaVu Sans Mono" fo:color="#0000ff"/>
    </style:style>
  </office:automatic-styles>
  <office:body>
    <office:spreadsheet>
      <table:calculation-settings table:automatic-find-labels="false"/>
      <table:table table:name="G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pacialDropout1D</text:p>
          </table:table-cell>
          <table:table-cell office:value-type="string" calcext:value-type="string">
            <text:p>RNN Cel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ropout Position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nse Size</text:p>
          </table:table-cell>
          <table:table-cell office:value-type="string" calcext:value-type="string">
            <text:p>regulazriz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V Auc</text:p>
          </table:table-cell>
          <table:table-cell office:value-type="string" calcext:value-type="string">
            <text:p>LB Auc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/>
          <table:table-cell office:value-type="float" office:value="0.9833" calcext:value-type="float">
            <text:p>0.9833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x(4)+Average(4)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/>
          <table:table-cell office:value-type="float" office:value="0.9771" calcext:value-type="float">
            <text:p>0.977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0.9832" calcext:value-type="float">
            <text:p>0.9832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/>
          <table:table-cell office:value-type="string" calcext:value-type="string">
            <text:p>~0.985</text:p>
          </table:table-cell>
          <table:table-cell office:value-type="float" office:value="0.9818" calcext:value-type="float">
            <text:p>0.981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/>
          <table:table-cell office:value-type="string" calcext:value-type="string">
            <text:p>~0.985</text:p>
          </table:table-cell>
          <table:table-cell office:value-type="float" office:value="0.9822" calcext:value-type="float">
            <text:p>0.982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/>
          <table:table-cell office:value-type="float" office:value="0.9818" calcext:value-type="float">
            <text:p>0.981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9</text:p>
          </table:table-cell>
          <table:table-cell office:value-type="float" office:value="0.9844" calcext:value-type="float">
            <text:p>0.9844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 office:value-type="string" calcext:value-type="string">
            <text:p>~0.987</text:p>
          </table:table-cell>
          <table:table-cell office:value-type="float" office:value="0.9835" calcext:value-type="float">
            <text:p>0.9835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</text:p>
          </table:table-cell>
          <table:table-cell office:value-type="float" office:value="0.9839" calcext:value-type="float">
            <text:p>0.9839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365</text:p>
          </table:table-cell>
          <table:table-cell office:value-type="float" office:value="0.9831" calcext:value-type="float">
            <text:p>0.983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056" calcext:value-type="float">
            <text:p>0.987056</text:p>
          </table:table-cell>
          <table:table-cell office:value-type="float" office:value="0.9834" calcext:value-type="float">
            <text:p>0.9834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Text_500_au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165</text:p>
          </table:table-cell>
          <table:table-cell office:value-type="float" office:value="0.9835" calcext:value-type="float">
            <text:p>0.9835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794" calcext:value-type="float">
            <text:p>0.987794</text:p>
          </table:table-cell>
          <table:table-cell office:value-type="float" office:value="0.9838" calcext:value-type="float">
            <text:p>0.983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385" calcext:value-type="float">
            <text:p>0.987385</text:p>
          </table:table-cell>
          <table:table-cell office:value-type="float" office:value="0.9839" calcext:value-type="float">
            <text:p>0.9839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Text_500_aug</text:p>
          </table:table-cell>
          <table:table-cell/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938" calcext:value-type="float">
            <text:p>0.987938</text:p>
          </table:table-cell>
          <table:table-cell office:value-type="float" office:value="0.9836" calcext:value-type="float">
            <text:p>0.9836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5343" calcext:value-type="float">
            <text:p>0.985343</text:p>
          </table:table-cell>
          <table:table-cell office:value-type="float" office:value="0.9831" calcext:value-type="float">
            <text:p>0.9831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table:number-columns-repeated="3"/>
          <table:table-cell office:value-type="string" calcext:value-type="string">
            <text:p>Spatial 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6736" calcext:value-type="float">
            <text:p>0.986736</text:p>
          </table:table-cell>
          <table:table-cell office:value-type="float" office:value="0.983" calcext:value-type="float">
            <text:p>0.983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BiGRU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No Fully Conncred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882" calcext:value-type="float">
            <text:p>0.988882</text:p>
          </table:table-cell>
          <table:table-cell office:value-type="float" office:value="0.9843" calcext:value-type="float">
            <text:p>0.9843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stText_5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783" calcext:value-type="float">
            <text:p>0.988783</text:p>
          </table:table-cell>
          <table:table-cell office:value-type="float" office:value="0.9845" calcext:value-type="float">
            <text:p>0.9845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stText_5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GlobalMax +2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727" calcext:value-type="float">
            <text:p>0.988727</text:p>
          </table:table-cell>
          <table:table-cell office:value-type="float" office:value="0.984" calcext:value-type="float">
            <text:p>0.984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stText_5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7911" calcext:value-type="float">
            <text:p>0.987911</text:p>
          </table:table-cell>
          <table:table-cell office:value-type="float" office:value="0.9844" calcext:value-type="float">
            <text:p>0.9844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n+Dense</text:p>
          </table:table-cell>
          <table:table-cell office:value-type="string" calcext:value-type="string">
            <text:p>Spatial0.5+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5095" calcext:value-type="float">
            <text:p>0.985095</text:p>
          </table:table-cell>
          <table:table-cell office:value-type="float" office:value="0.9822" calcext:value-type="float">
            <text:p>0.982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ly after dense 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081" calcext:value-type="float">
            <text:p>0.988081</text:p>
          </table:table-cell>
          <table:table-cell office:value-type="float" office:value="0.9841" calcext:value-type="float">
            <text:p>0.9841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y after dense 0.5</text:p>
          </table:table-cell>
          <table:table-cell office:value-type="string" calcext:value-type="string">
            <text:p>GlobalMax + GlobalAve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7496" calcext:value-type="float">
            <text:p>0.987496</text:p>
          </table:table-cell>
          <table:table-cell office:value-type="float" office:value="0.9836" calcext:value-type="float">
            <text:p>0.9836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stText_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GRU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tila 0.5 + dense 0.5</text:p>
          </table:table-cell>
          <table:table-cell office:value-type="string" calcext:value-type="string">
            <text:p>GlobalMax + GlobalAve</text:p>
          </table:table-cell>
          <table:table-cell table:number-columns-repeated="2"/>
          <table:table-cell office:value-type="string" calcext:value-type="string">
            <text:p>L2 0.0001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5435" calcext:value-type="float">
            <text:p>0.985435</text:p>
          </table:table-cell>
          <table:table-cell office:value-type="float" office:value="0.9827" calcext:value-type="float">
            <text:p>0.9827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stText_2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29" calcext:value-type="float">
            <text:p>0.98829</text:p>
          </table:table-cell>
          <table:table-cell office:value-type="float" office:value="0.9841" calcext:value-type="float">
            <text:p>0.9841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8008" calcext:value-type="float">
            <text:p>0.988008</text:p>
          </table:table-cell>
          <table:table-cell office:value-type="float" office:value="0.9849" calcext:value-type="float">
            <text:p>0.9849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+ Dense</text:p>
          </table:table-cell>
          <table:table-cell office:value-type="string" calcext:value-type="string">
            <text:p>Spatila 0.3 + dense 0.3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7767" calcext:value-type="float">
            <text:p>0.987767</text:p>
          </table:table-cell>
          <table:table-cell office:value-type="float" office:value="0.9841" calcext:value-type="float">
            <text:p>0.9841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stText_200_new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+ Dense</text:p>
          </table:table-cell>
          <table:table-cell office:value-type="string" calcext:value-type="string">
            <text:p>Spatilal0.4 + 0.2 + dense 0.1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0.987938" calcext:value-type="float">
            <text:p>0.987938</text:p>
          </table:table-cell>
          <table:table-cell office:value-type="float" office:value="0.9848" calcext:value-type="float">
            <text:p>0.9848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983271" calcext:value-type="float">
            <text:p>0.983271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Nadam</text:p>
          </table:table-cell>
          <table:table-cell/>
          <table:table-cell office:value-type="float" office:value="0.988741" calcext:value-type="float">
            <text:p>0.988741</text:p>
          </table:table-cell>
          <table:table-cell office:value-type="float" office:value="0.9854" calcext:value-type="float">
            <text:p>0.9854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stText_200_new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i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ween + Dense</text:p>
          </table:table-cell>
          <table:table-cell office:value-type="string" calcext:value-type="string">
            <text:p>0.2 + dense 0.1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Rmsprop</text:p>
          </table:table-cell>
          <table:table-cell/>
          <table:table-cell office:value-type="float" office:value="0.988391" calcext:value-type="float">
            <text:p>0.988391</text:p>
          </table:table-cell>
          <table:table-cell table:number-columns-repeated="1008"/>
        </table:table-row>
      </table:table>
      <table:table table:name="C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2" table:default-cell-style-name="ce1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6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22" table:default-cell-style-name="ce1"/>
        <table:table-column table:style-name="co4" table:default-cell-style-name="ce1"/>
        <table:table-column table:style-name="co16" table:default-cell-style-name="ce1"/>
        <table:table-column table:style-name="co15" table:default-cell-style-name="ce1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pacialDropout1D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ropout Position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nse Size</text:p>
          </table:table-cell>
          <table:table-cell office:value-type="string" calcext:value-type="string">
            <text:p>regulazriz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V Auc</text:p>
          </table:table-cell>
          <table:table-cell office:value-type="string" calcext:value-type="string">
            <text:p>LB Auc</text:p>
          </table:table-cell>
          <table:table-cell office:value-type="string" calcext:value-type="string">
            <text:p>Early Stop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xt CNN</text:p>
          </table:table-cell>
          <table:table-cell office:value-type="string" calcext:value-type="string">
            <text:p>3, 4, 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 Conv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x 2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76791" calcext:value-type="float">
            <text:p>0.97679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xt CNN</text:p>
          </table:table-cell>
          <table:table-cell office:value-type="string" calcext:value-type="string">
            <text:p>3, 4, 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 Conv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661" calcext:value-type="float">
            <text:p>0.98661</text:p>
          </table:table-cell>
          <table:table-cell office:value-type="float" office:value="0.9821" calcext:value-type="float">
            <text:p>0.9821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xt CNN</text:p>
          </table:table-cell>
          <table:table-cell table:style-name="ce2" office:value-type="string" calcext:value-type="string">
            <text:p><text:span text:style-name="T1">1</text:span><text:span text:style-name="T2">, </text:span><text:span text:style-name="T3">2</text:span><text:span text:style-name="T2">, </text:span><text:span text:style-name="T3">3</text:span><text:span text:style-name="T2">, </text:span><text:span text:style-name="T3">4</text:span><text:span text:style-name="T2">, </text:span><text:span text:style-name="T3">5</text:span><text:span text:style-name="T2">, </text:span><text:span text:style-name="T3">6</text:span><text:span text:style-name="T2">, </text:span><text:span text:style-name="T3">7</text:span><text:span text:style-name="T2">, </text:span><text:span text:style-name="T3">8</text:span><text:span text:style-name="T2">, </text:span><text:span text:style-name="T3">9</text:span><text:span text:style-name="T2">, </text:span><text:span text:style-name="T3">10</text:span><text:span text:style-name="T2">, </text:span><text:span text:style-name="T3">15</text:span><text:span text:style-name="T2">, </text:span><text:span text:style-name="T3">20</text:span>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 Conv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6171" calcext:value-type="float">
            <text:p>0.98617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astText_200_new</text:p>
          </table:table-cell>
          <table:table-cell table:number-columns-repeated="2"/>
          <table:table-cell office:value-type="string" calcext:value-type="string">
            <text:p>2, 3, 4, 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 Conv</text:p>
          </table:table-cell>
          <table:table-cell/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adam</text:p>
          </table:table-cell>
          <table:table-cell/>
          <table:table-cell office:value-type="float" office:value="0.986573" calcext:value-type="float">
            <text:p>0.9865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astText_200_new</text:p>
          </table:table-cell>
          <table:table-cell table:number-columns-repeated="2"/>
          <table:table-cell office:value-type="string" calcext:value-type="string">
            <text:p>3, 4, 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 Conv</text:p>
          </table:table-cell>
          <table:table-cell/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Nadam</text:p>
          </table:table-cell>
          <table:table-cell/>
          <table:table-cell office:value-type="float" office:value="0.987249" calcext:value-type="float">
            <text:p>0.98724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2, 3, 4, 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adam</text:p>
          </table:table-cell>
          <table:table-cell/>
          <table:table-cell office:value-type="float" office:value="0.987428" calcext:value-type="float">
            <text:p>0.98742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stText_200_new</text:p>
          </table:table-cell>
          <table:table-cell/>
          <table:table-cell office:value-type="string" calcext:value-type="string">
            <text:p>DPCN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ch Bloc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adam</text:p>
          </table:table-cell>
          <table:table-cell/>
          <table:table-cell office:value-type="float" office:value="0.9856" calcext:value-type="float">
            <text:p>0.9856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stText_200_new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PCN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ch Bloc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adam</text:p>
          </table:table-cell>
          <table:table-cell/>
          <table:table-cell office:value-type="float" office:value="0.985462" calcext:value-type="float">
            <text:p>0.985462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stText_200_ne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xt CNN</text:p>
          </table:table-cell>
          <table:table-cell office:value-type="string" calcext:value-type="string">
            <text:p>3, 4, 5, 7, 1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 Conv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lobalMax+GlobalAve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adam</text:p>
          </table:table-cell>
          <table:table-cell/>
          <table:table-cell office:value-type="float" office:value="0.986807" calcext:value-type="float">
            <text:p>0.986807</text:p>
          </table:table-cell>
          <table:table-cell table:number-columns-repeated="100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9:50:18.512726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48:49.934362793</meta:creation-date>
    <dc:date>2018-03-07T09:17:29.173450414</dc:date>
    <meta:editing-duration>P3DT19H18M6S</meta:editing-duration>
    <meta:editing-cycles>28</meta:editing-cycles>
    <meta:generator>LibreOffice/5.1.6.2$Linux_X86_64 LibreOffice_project/10m0$Build-2</meta:generator>
    <meta:document-statistic meta:table-count="2" meta:cell-count="588" meta:object-count="0"/>
  </office:meta>
</office:document-meta>
</file>